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79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Excel_5f_BuiltIn_5f_Percent" style:data-style-name="N15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5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5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fo:background-color="#ffffff" fo:border="#000000"/>
    </style:style>
    <style:style style:name="gr2" style:family="graphic">
      <style:graphic-properties draw:ole-draw-aspect="1"/>
    </style:style>
    <style:style style:name="P1" style:family="paragraph">
      <style:paragraph-properties fo:text-align="start"/>
      <style:text-properties fo:color="#000000" style:text-line-through-style="none" fo:font-family="'Courier New'" fo:font-size="9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9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3" office:value-type="string">
            <text:p>Object Viewer</text:p>
          </table:table-cell>
          <table:table-cell table:style-name="ce3"/>
          <table:table-cell/>
          <table:table-cell table:style-name="ce3" office:value-type="string">
            <text:p>Libraries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Parameters:</text:p>
          </table:table-cell>
          <table:table-cell table:style-name="ce4"/>
          <table:table-cell/>
          <table:table-cell table:style-name="ce4" office:value-type="string">
            <text:p>Load libraries from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5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7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8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table:formula="of:=INFO.OBBA.OBBA.OBCONTROLPANELSETVISIBLE([.C8])" office:value-type="float" office:value="1">
            <text:p>1</text:p>
          </table:table-cell>
          <table:table-cell table:number-columns-repeated="2"/>
          <table:table-cell table:style-name="ce4" office:value-type="string">
            <text:p>Result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Black Scholes Model Delta Hedge Portfolio/lib">
            <text:p>/Users/fries/Documents/Development/finmath experiments/spreadsheets/Monte Carlo Black Scholes Model Delta Hedge Portfolio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" office:value-type="string">
            <text:p>Obba Version</text:p>
          </table:table-cell>
          <table:table-cell table:style-name="ce3"/>
          <table:table-cell/>
          <table:table-cell table:style-name="ce3" office:value-type="string">
            <text:p>Reference cell below to ensure lib is loaded:</text:p>
          </table:table-cell>
          <table:table-cell table:style-name="ce3"/>
          <table:table-cell table:number-columns-repeated="250"/>
        </table:table-row>
        <table:table-row table:style-name="ro1">
          <table:table-cell table:number-columns-repeated="4"/>
          <table:table-cell table:style-name="ce6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sult:</text:p>
          </table:table-cell>
          <table:table-cell table:style-name="ce4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extBox1" form:control-implementation="ooo:com.sun.star.form.component.TextField" xml:id="control1" form:id="control1" form:value="&#13;&#10;import net.finmath.exception.CalculationException;&#13;&#10;import net.finmath.monteCarlo.assetDerivativeValuation.products.AbstractAssetMonteCarloProduct;&#13;&#10;import net.finmath.monteCarlo.assetDerivativeValuation.AssetModelMonteCarloSimulationInterface;&#13;&#10;import net.finmath.stochastic.ImmutableRandomVariableInterface;&#13;&#10;import net.finmath.stochastic.RandomVariableInterface;&#13;&#10;&#13;&#10;public class UserDefiniedAssetDerivative extends AbstractAssetMonteCarloProduct {&#13;&#10;&#13;&#10;&#9;double maturity;&#13;&#10;&#9;double strike;&#13;&#10;&#13;&#10;&#9;public UserDefiniedAssetDerivative(double maturity, double strike) {&#13;&#10;&#9;&#9;super();&#13;&#10;&#9;&#9;this.maturity&#9;= maturity;&#13;&#10;&#9;&#9;this.strike&#9;&#9;= strike;&#13;&#10;&#9;}&#13;&#10;&#13;&#10;&#9;public RandomVariableInterface getValues(double evaluationTime, AssetModelMonteCarloSimulationInterface model) throws CalculationException {&#13;&#10;&#9;&#9;// Get underlying and numeraire&#13;&#10;&#9;&#9;RandomVariableInterface underlyingAtMaturity&#9;= model.getAssetValue(maturity,0);&#13;&#10;&#13;&#10;&#9;&#9;// The payoff&#13;&#10;&#9;&#9;RandomVariableInterface values = underlyingAtMaturity.sub(strike).floor(0.0);&#13;&#10;&#13;&#10;&#9;&#9;// Discounting...&#13;&#10;&#9;&#9;ImmutableRandomVariableInterface&#9;numeraireAtMaturity&#9;&#9;= model.getNumeraire(maturity);&#13;&#10;&#9;&#9;values.div(numeraireAtMaturity);&#13;&#10;&#13;&#10;&#9;&#9;// ...to evaluation time.&#13;&#10;&#9;&#9;ImmutableRandomVariableInterface&#9;numeraireAtZero&#9;&#9;&#9;&#9;= model.getNumeraire(evaluationTime);&#13;&#10;&#9;&#9;values.mult(numeraireAtZero);&#13;&#10;&#13;&#10;&#9;&#9;return values;&#13;&#10;&#9;}&#13;&#10;}&#13;&#10;" form:convert-empty-to-null="true" form:linked-cell="MonteCarloBlackScholes.B20">
              <form:properties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MultiLine" office:value-type="boolean" office:boolean-value="true"/>
                <form:property form:property-name="VScroll" office:value-type="boolean" office:boolean-value="true"/>
              </form:properties>
            </form:textarea>
          </form:form>
        </office:forms>
        <table:table-column table:style-name="co6" table:default-cell-style-name="ce10"/>
        <table:table-column table:style-name="co7" table:number-columns-repeated="255" table:default-cell-style-name="ce10"/>
        <table:table-row table:style-name="ro1">
          <table:table-cell table:number-columns-repeated="256"/>
        </table:table-row>
        <table:table-row table:style-name="ro2">
          <table:table-cell/>
          <table:table-cell table:style-name="ce11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>
            <text:p>Monte Carlo Black Scholes Model: This sheet illustrates the use of the class net.finmath.monteCarlo.assetDerivativeValuation.MonteCarloBlackScholesModel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Note: This sheet requires Obba 3.0 ( 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string" table:number-columns-spanned="10" table:number-rows-spanned="1">
            <text:p>IMPORTANT: It is required that Obba runs under a JDK. A JRE is not sufficient (JDK is needed to instantiate “info.obba.javatools.Compiler”).</text:p>
          </table:table-cell>
          <table:covered-table-cell table:number-columns-repeated="7" table:style-name="ce13"/>
          <table:covered-table-cell table:number-columns-repeated="2" table:style-name="ce24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4" office:value-type="string">
            <text:p>Time Discretization</text:p>
          </table:table-cell>
          <table:table-cell table:style-name="ce14"/>
          <table:table-cell/>
          <table:table-cell table:style-name="ce14" office:value-type="string">
            <text:p>Monte Carlo Black Scholes Model</text:p>
          </table:table-cell>
          <table:table-cell table:style-name="ce14"/>
          <table:table-cell/>
          <table:table-cell table:style-name="ce14" office:value-type="string">
            <text:p>User Defined Product</text:p>
          </table:table-cell>
          <table:table-cell table:style-name="ce14"/>
          <table:table-cell/>
          <table:table-cell table:style-name="ce14" office:value-type="string">
            <text:p>Java Class (compile source)</text:p>
          </table:table-cell>
          <table:table-cell table:style-name="ce14"/>
          <table:table-cell table:number-columns-repeated="243"/>
          <table:table-cell table:style-name="ce35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249"/>
          <table:table-cell table:style-name="ce35"/>
        </table:table-row>
        <table:table-row table:style-name="ro1"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Parameters:</text:p>
          </table:table-cell>
          <table:table-cell table:style-name="ce15"/>
          <table:table-cell/>
          <table:table-cell table:style-name="ce15" office:value-type="string">
            <text:p>Object (of type „Class“)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3">
          <table:table-cell/>
          <table:table-cell table:style-name="ce16" table:formula="of:=INFO.OBBA.OBBA.OBMAKE(&quot;td.start&quot;;&quot;double&quot;;[.C9])" office:value-type="string" office:string-value="td.start &#10;[9216]">
            <text:p>td.start </text:p>
            <text:p>[9216]</text:p>
          </table:table-cell>
          <table:table-cell office:value-type="float" office:value="0">
            <text:p>0</text:p>
          </table:table-cell>
          <table:table-cell/>
          <table:table-cell table:style-name="ce16" table:formula="of:=[.B14]" office:value-type="string" office:string-value="timeDiscretization &#10;[9219]">
            <text:p>timeDiscretization </text:p>
            <text:p>[9219]</text:p>
          </table:table-cell>
          <table:table-cell table:number-columns-repeated="2"/>
          <table:table-cell table:style-name="ce16" table:formula="of:=INFO.OBBA.OBBA.OBMAKE(&quot;optionMaturity&quot;;&quot;double&quot;;[.I9])" office:value-type="string" office:string-value="optionMaturity &#10;[9249]">
            <text:p>optionMaturity </text:p>
            <text:p>[9249]</text:p>
          </table:table-cell>
          <table:table-cell table:style-name="ce19" office:value-type="float" office:value="5">
            <text:p>5</text:p>
          </table:table-cell>
          <table:table-cell/>
          <table:table-cell table:formula="of:=INFO.OBBA.OBBA.OBCALL(&quot;userDefiniedAssetDerivativeObject&quot;;[.L12];obLibs&amp;&quot;sourceToClass&quot;;INFO.OBBA.OBBA.OBMAKE(&quot;&quot;;&quot;String&quot;;[.L13]);INFO.OBBA.OBBA.OBMAKE(&quot;&quot;;&quot;String&quot;;[.B20]))" office:value-type="string" office:string-value="userDefiniedAssetDerivativeObject &#10;[9230]">
            <text:p>userDefiniedAssetDerivativeObject </text:p>
            <text:p>[9230]</text:p>
          </table:table-cell>
          <table:table-cell table:style-name="ce31"/>
          <table:table-cell table:number-columns-repeated="243"/>
          <table:table-cell table:style-name="ce35"/>
        </table:table-row>
        <table:table-row table:style-name="ro3">
          <table:table-cell/>
          <table:table-cell table:style-name="ce16" table:formula="of:=INFO.OBBA.OBBA.OBMAKE(&quot;td.num&quot;;&quot;int&quot;;[.C10])" office:value-type="string" office:string-value="td.num &#10;[9217]">
            <text:p>td.num </text:p>
            <text:p>[9217]</text:p>
          </table:table-cell>
          <table:table-cell office:value-type="float" office:value="20">
            <text:p>20</text:p>
          </table:table-cell>
          <table:table-cell/>
          <table:table-cell table:style-name="ce16" table:formula="of:=INFO.OBBA.OBBA.OBMAKE(&quot;numberOfPaths&quot;;&quot;int&quot;;[.F10])" office:value-type="string" office:string-value="numberOfPaths &#10;[9220]">
            <text:p>numberOfPaths </text:p>
            <text:p>[9220]</text:p>
          </table:table-cell>
          <table:table-cell office:value-type="float" office:value="10000">
            <text:p>10000</text:p>
          </table:table-cell>
          <table:table-cell/>
          <table:table-cell table:style-name="ce16" table:formula="of:=INFO.OBBA.OBBA.OBMAKE(&quot;optionStrike&quot;;&quot;double&quot;;[.I10])" office:value-type="string" office:string-value="optionStrike &#10;[9226]">
            <text:p>optionStrike </text:p>
            <text:p>[9226]</text:p>
          </table:table-cell>
          <table:table-cell office:value-type="float" office:value="100">
            <text:p>100</text:p>
          </table:table-cell>
          <table:table-cell/>
          <table:table-cell table:style-name="ce25" table:formula="of:=IF(AND(NOT(ISERROR([.L12]));ISERROR([.K9]));&quot;COMPILATION ERROR (check console)&quot;;&quot;&quot;)">
            <text:p/>
          </table:table-cell>
          <table:table-cell table:number-columns-repeated="244"/>
          <table:table-cell table:style-name="ce35"/>
        </table:table-row>
        <table:table-row table:style-name="ro3">
          <table:table-cell/>
          <table:table-cell table:style-name="ce16" table:formula="of:=INFO.OBBA.OBBA.OBMAKE(&quot;td.step&quot;;&quot;double&quot;;[.C11])" office:value-type="string" office:string-value="td.step &#10;[9218]">
            <text:p>td.step </text:p>
            <text:p>[9218]</text:p>
          </table:table-cell>
          <table:table-cell office:value-type="float" office:value="0.5">
            <text:p>0,5</text:p>
          </table:table-cell>
          <table:table-cell/>
          <table:table-cell table:style-name="ce16" table:formula="of:=INFO.OBBA.OBBA.OBMAKE(&quot;initialValue&quot;;&quot;double&quot;;[.F11])" office:value-type="string" office:string-value="initialValue &#10;[9221]">
            <text:p>initialValue </text:p>
            <text:p>[9221]</text:p>
          </table:table-cell>
          <table:table-cell table:style-name="ce19" office:value-type="float" office:value="100">
            <text:p>100</text:p>
          </table:table-cell>
          <table:table-cell table:number-columns-repeated="4"/>
          <table:table-cell table:style-name="ce15" office:value-type="string">
            <text:p>Parameters</text:p>
          </table:table-cell>
          <table:table-cell table:style-name="ce15"/>
          <table:table-cell table:number-columns-repeated="243"/>
          <table:table-cell table:style-name="ce35"/>
        </table:table-row>
        <table:table-row table:style-name="ro3">
          <table:table-cell table:number-columns-repeated="4"/>
          <table:table-cell table:style-name="ce16" table:formula="of:=INFO.OBBA.OBBA.OBMAKE(&quot;riskFreeRate&quot;;&quot;double&quot;;[.F12])" office:value-type="string" office:string-value="riskFreeRate &#10;[9222]">
            <text:p>riskFreeRate </text:p>
            <text:p>[9222]</text:p>
          </table:table-cell>
          <table:table-cell table:style-name="ce20" office:value-type="percentage" office:value="0.05">
            <text:p>5%</text:p>
          </table:table-cell>
          <table:table-cell/>
          <table:table-cell table:style-name="ce15" office:value-type="string">
            <text:p>Object:</text:p>
          </table:table-cell>
          <table:table-cell table:style-name="ce15"/>
          <table:table-cell/>
          <table:table-cell table:style-name="ce26" office:value-type="string">
            <text:p>Compiler:</text:p>
          </table:table-cell>
          <table:table-cell table:style-name="ce16" table:formula="of:=INFO.OBBA.OBBA.OBMAKE(&quot;JavaCompiler&quot;;&quot;info.obba.javatools.Compiler&quot;)" office:value-type="string" office:string-value="JavaCompiler &#10;[9229]">
            <text:p>JavaCompiler </text:p>
            <text:p>[9229]</text:p>
          </table:table-cell>
          <table:table-cell table:number-columns-repeated="243"/>
          <table:table-cell table:style-name="ce35"/>
        </table:table-row>
        <table:table-row table:style-name="ro3">
          <table:table-cell/>
          <table:table-cell table:style-name="ce15" office:value-type="string">
            <text:p>Object:</text:p>
          </table:table-cell>
          <table:table-cell table:style-name="ce15"/>
          <table:table-cell/>
          <table:table-cell table:style-name="ce16" table:formula="of:=INFO.OBBA.OBBA.OBMAKE(&quot;volatility&quot;;&quot;double&quot;;[.F13])" office:value-type="string" office:string-value="volatility &#10;[9223]">
            <text:p>volatility </text:p>
            <text:p>[9223]</text:p>
          </table:table-cell>
          <table:table-cell table:style-name="ce21" office:value-type="percentage" office:value="0.2">
            <text:p>20%</text:p>
          </table:table-cell>
          <table:table-cell/>
          <table:table-cell table:formula="of:=INFO.OBBA.OBBA.OBMAKE(&quot;userDefinedProduct&quot;;[.K9];[.H9:.H10])" office:value-type="string" office:string-value="userDefinedProduct &#10;[9250]">
            <text:p>userDefinedProduct </text:p>
            <text:p>[9250]</text:p>
          </table:table-cell>
          <table:table-cell table:number-columns-repeated="2"/>
          <table:table-cell table:style-name="ce26" office:value-type="string">
            <text:p>Class Name: </text:p>
          </table:table-cell>
          <table:table-cell table:style-name="ce32" office:value-type="string">
            <text:p>UserDefiniedAssetDerivative</text:p>
          </table:table-cell>
          <table:table-cell table:number-columns-repeated="243"/>
          <table:table-cell table:style-name="ce35"/>
        </table:table-row>
        <table:table-row table:style-name="ro4">
          <table:table-cell/>
          <table:table-cell table:style-name="ce16" table:formula="of:=INFO.OBBA.OBBA.OBMAKE(&quot;timeDiscretization&quot;;obLibs&amp;&quot;net.finmath.time.TimeDiscretization&quot;;[.B9:.B11])" office:value-type="string" office:string-value="timeDiscretization &#10;[9219]">
            <text:p>timeDiscretization </text:p>
            <text:p>[9219]</text:p>
          </table:table-cell>
          <table:table-cell table:number-columns-repeated="8"/>
          <table:table-cell table:style-name="ce27" table:formula="of:=IF(ISERROR([.L12]);&quot;UNABLE TO CREATE COMPILER! &quot;;&quot;&quot;)">
            <text:p/>
          </table:table-cell>
          <table:table-cell table:style-name="ce33"/>
          <table:table-cell table:number-columns-repeated="243"/>
          <table:table-cell table:style-name="ce35"/>
        </table:table-row>
        <table:table-row table:style-name="ro1">
          <table:table-cell table:number-columns-repeated="4"/>
          <table:table-cell table:style-name="ce15" office:value-type="string">
            <text:p>Object:</text:p>
          </table:table-cell>
          <table:table-cell table:style-name="ce15"/>
          <table:table-cell table:number-columns-repeated="7"/>
          <table:table-cell table:style-name="ce33" table:number-columns-repeated="2"/>
          <table:table-cell table:number-columns-repeated="240"/>
          <table:table-cell table:style-name="ce35"/>
        </table:table-row>
        <table:table-row table:style-name="ro4">
          <table:table-cell table:number-columns-repeated="4"/>
          <table:table-cell table:style-name="ce16" table:formula="of:=INFO.OBBA.OBBA.OBMAKE(&quot;monteCarloBlackScholes&quot;;obLibs&amp;&quot;net.finmath.monteCarlo.assetDerivativeValuation.MonteCarloBlackScholesModel&quot;;[.E9:.E13])" office:value-type="string" office:string-value="monteCarloBlackScholes &#10;[9224]">
            <text:p>monteCarloBlackScholes </text:p>
            <text:p>[9224]</text:p>
          </table:table-cell>
          <table:table-cell table:number-columns-repeated="5"/>
          <table:table-cell table:style-name="ce28" office:value-type="string">
            <text:p>Result</text:p>
          </table:table-cell>
          <table:table-cell table:style-name="ce28"/>
          <table:table-cell table:number-columns-repeated="243"/>
          <table:table-cell table:style-name="ce35"/>
        </table:table-row>
        <table:table-row table:style-name="ro1">
          <table:table-cell table:number-columns-repeated="5"/>
          <table:table-cell table:style-name="ce22"/>
          <table:table-cell table:number-columns-repeated="249"/>
          <table:table-cell table:style-name="ce35"/>
        </table:table-row>
        <table:table-row table:style-name="ro1">
          <table:table-cell table:number-columns-repeated="5"/>
          <table:table-cell table:style-name="ce23"/>
          <table:table-cell table:number-columns-repeated="4"/>
          <table:table-cell table:style-name="ce29" office:value-type="string">
            <text:p>Value:</text:p>
          </table:table-cell>
          <table:table-cell table:style-name="ce34" table:formula="of:=INFO.OBBA.OBBA.OBGET(INFO.OBBA.OBBA.OBCALL(&quot;&quot;;[.H13];&quot;getValue&quot;;[.$E$16]))" office:value-type="float" office:value="29.0282233246415">
            <text:p>29,03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table-cell table:style-name="ce14" office:value-type="string">
            <text:p>Source Code (Note: Compilation errors are printed to the Java console):</text:p>
          </table:table-cell>
          <table:table-cell table:style-name="ce14" table:number-columns-repeated="4"/>
          <table:table-cell table:number-columns-repeated="4"/>
          <table:table-cell table:formula="of:=INFO.OBBA.OBBA.OBGET(INFO.OBBA.OBBA.OBCALL(&quot;&quot;;[.H13];&quot;getValues&quot;;[.$E$16]))" office:value-type="string" office:string-value="{error=0.4107279300774391, value=29.02822332464149}">
            <text:p>{error=0.4107279300774391, value=29.02822332464149}</text:p>
          </table:table-cell>
          <table:table-cell table:number-columns-repeated="244"/>
          <table:table-cell table:style-name="ce35"/>
        </table:table-row>
        <table:table-row table:style-name="ro5">
          <table:table-cell>
            <draw:control table:end-cell-address="MonteCarloBlackScholes.J47" table:end-x="2.625cm" table:end-y="0.211cm" draw:z-index="1" draw:name="TextBox1" draw:style-name="gr1" draw:text-style-name="P1" svg:width="25.036cm" svg:height="11.63cm" svg:x="0.948cm" svg:y="0.026cm" draw:control="control1"/>
          </table:table-cell>
          <table:table-cell table:style-name="ce17" office:value-type="string" table:number-columns-spanned="5" table:number-rows-spanned="20">
            <text:p/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Interface;</text:p>
            <text:p>import net.finmath.stochastic.ImmutableRandomVariableInterface;</text:p>
            <text:p>import net.finmath.stochastic.RandomVariableInterface;</text:p>
            <text:p/>
            <text:p>public class UserDefiniedAssetDerivative extends AbstractAssetMonteCarloProduct {</text:p>
            <text:p/>
            <text:p><text:tab/>double maturity;</text:p>
            <text:p><text:tab/>double strike;</text:p>
            <text:p/>
            <text:p><text:tab/>public UserDefiniedAssetDerivative(double maturity, double strike) {</text:p>
            <text:p><text:tab/><text:tab/>super();</text:p>
            <text:p><text:tab/><text:tab/>this.maturity<text:tab/>= maturity;</text:p>
            <text:p><text:tab/><text:tab/>this.strike<text:tab/><text:tab/>= strike;</text:p>
            <text:p><text:tab/>}</text:p>
            <text:p/>
            <text:p><text:tab/>public RandomVariableInterface getValues(double evaluationTime, AssetModelMonteCarloSimulationInterface model) throws CalculationException {</text:p>
            <text:p><text:tab/><text:tab/>// Get underlying and numeraire</text:p>
            <text:p><text:tab/><text:tab/>RandomVariableInterface underlyingAtMaturity<text:tab/>= model.getAssetValue(maturity,0);</text:p>
            <text:p/>
            <text:p><text:tab/><text:tab/>// The payoff</text:p>
            <text:p><text:tab/><text:tab/>RandomVariableInterface values = underlyingAtMaturity.sub(strike).floor(0.0);</text:p>
            <text:p/>
            <text:p><text:tab/><text:tab/>// Discounting...</text:p>
            <text:p><text:tab/><text:tab/>ImmutableRandomVariableInterface<text:tab/>numeraireAtMaturity<text:tab/><text:tab/>= model.getNumeraire(maturity);</text:p>
            <text:p><text:tab/><text:tab/>values.div(numeraireAtMaturity);</text:p>
            <text:p/>
            <text:p><text:tab/><text:tab/>// ...to evaluation time.</text:p>
            <text:p><text:tab/><text:tab/>ImmutableRandomVariableInterface<text:tab/>numeraireAtZero<text:tab/><text:tab/><text:tab/><text:tab/>= model.getNumeraire(evaluationTime);</text:p>
            <text:p><text:tab/><text:tab/>values.mult(numeraireAtZero);</text:p>
            <text:p/>
            <text:p><text:tab/><text:tab/>return values;</text:p>
            <text:p><text:tab/>}</text:p>
            <text:p>}</text:p>
            <text:p/>
          </table:table-cell>
          <table:covered-table-cell table:number-columns-repeated="4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style-name="ce18" office:value-type="string">
            <text:p>import net.finmath.exception.CalculationException;</text:p>
            <text:p>import net.finmath.monteCarlo.assetDerivativeValuation.products.AbstractAssetMonteCarloProduct;</text:p>
            <text:p>import net.finmath.monteCarlo.assetDerivativeValuation.AssetModelMonteCarloSimulationInterface;</text:p>
            <text:p>import net.finmath.stochastic.ImmutableRandomVariableInterface;</text:p>
            <text:p>import net.finmath.stochastic.RandomVariableInterface;</text:p>
            <text:p/>
            <text:p>public class UserDefiniedAssetDerivative extends AbstractAssetMonteCarloProduct {</text:p>
            <text:p/>
            <text:p><text:tab/>double maturity;</text:p>
            <text:p><text:tab/>double strike;</text:p>
            <text:p><text:tab/></text:p>
            <text:p><text:tab/>/**</text:p>
            <text:p><text:tab/> * @param strike</text:p>
            <text:p><text:tab/> * @param maturity</text:p>
            <text:p><text:tab/> */</text:p>
            <text:p><text:tab/>public UserDefiniedAssetDerivative(double maturity, double strike) {</text:p>
            <text:p><text:tab/><text:tab/>this.maturity<text:tab/>= maturity;</text:p>
            <text:p><text:tab/><text:tab/>this.strike<text:tab/><text:tab/>= strike;</text:p>
            <text:p><text:tab/>}</text:p>
            <text:p/>
            <text:p><text:tab/>/**</text:p>
            <text:p><text:tab/> * This method returns the value random variable of the product within the specified model, evaluated at a given evalutationTime.</text:p>
            <text:p><text:tab/> * Note: For a lattice this is often the value conditional to evalutationTime, for a Monte-Carlo simulation this is the (sum of) value discounted to evaluation time.</text:p>
            <text:p><text:tab/> * Cashflows prior evaluationTime are not considered.</text:p>
            <text:p><text:tab/> * </text:p>
            <text:p><text:tab/> * @param evaluationTime The time on which this products value should be observed.</text:p>
            <text:p><text:tab/> * @param model The model used to value the product.</text:p>
            <text:p><text:tab/> * @return The random variable representing the value of the product discounted to evaluation time</text:p>
            <text:p><text:tab/> */</text:p>
            <text:p><text:tab/>@Override</text:p>
            <text:p><text:tab/>public RandomVariableInterface getValues(double evaluationTime, AssetModelMonteCarloSimulationInterface model) throws CalculationException {</text:p>
            <text:p><text:tab/><text:tab/>// Get underlying and numeraire</text:p>
            <text:p><text:tab/><text:tab/>RandomVariableInterface underlyingAtMaturity<text:tab/>= model.getAssetValue(maturity,0);</text:p>
            <text:p><text:tab/><text:tab/></text:p>
            <text:p><text:tab/><text:tab/>// The payoff</text:p>
            <text:p><text:tab/><text:tab/>RandomVariableInterface values = underlyingAtMaturity.sub(2*strike).floor(0.0);</text:p>
            <text:p><text:tab/><text:tab/></text:p>
            <text:p><text:tab/><text:tab/>// Discounting...</text:p>
            <text:p><text:tab/><text:tab/>ImmutableRandomVariableInterface<text:tab/>numeraireAtMaturity<text:tab/><text:tab/>= model.getNumeraire(maturity);</text:p>
            <text:p><text:tab/><text:tab/>values.div(numeraireAtMaturity);</text:p>
            <text:p/>
            <text:p><text:tab/><text:tab/>// ...to evaluation time.</text:p>
            <text:p><text:tab/><text:tab/>ImmutableRandomVariableInterface<text:tab/>numeraireAtZero<text:tab/><text:tab/><text:tab/><text:tab/>= model.getNumeraire(evaluationTime);</text:p>
            <text:p><text:tab/><text:tab/>values.mult(numeraireAtZero);</text:p>
            <text:p/>
            <text:p><text:tab/><text:tab/>return values;</text:p>
            <text:p><text:tab/>}</text:p>
            <text:p>}</text:p>
            <text:p/>
          </table:covered-table-cell>
          <table:covered-table-cell table:number-columns-repeated="4" table:style-name="ce18"/>
          <table:table-cell table:number-columns-repeated="4"/>
          <table:table-cell>
            <draw:frame table:end-cell-address="MonteCarloBlackScholes.N35" table:end-x="0.003cm" table:end-y="0.028cm" draw:z-index="0" draw:name="Chart 1" draw:style-name="gr2" svg:width="8.394cm" svg:height="5.955cm" svg:x="0.002cm" svg:y="0cm">
              <draw:object draw:notify-on-update-of-ranges="MonteCarloBlackScholes.K38:MonteCarloBlackScholes.K287 MonteCarloBlackScholes.L38:MonteCarloBlackScholes.L2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4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6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4"/>
          <table:table-cell table:style-name="ce16" table:formula="of:=INFO.OBBA.OBBA.OBCALL(&quot;underlyingValue&quot;;[.E16];&quot;getAssetValue&quot;;[.H9];INFO.OBBA.OBBA.OBMAKE(&quot;&quot;;&quot;int&quot;;0))" office:value-type="string" office:string-value="underlyingValue &#10;[9257]">
            <text:p>underlyingValue </text:p>
            <text:p>[9257]</text:p>
          </table:table-cell>
          <table:table-cell table:style-name="ce16" table:formula="of:=INFO.OBBA.OBBA.OBCALL(&quot;optionValues&quot;;[.H13];&quot;getValues&quot;;INFO.OBBA.OBBA.OBMAKE(&quot;&quot;;&quot;double&quot;;0);[.$E$16])" office:value-type="string" office:string-value="optionValues &#10;[9254]">
            <text:p>optionValues </text:p>
            <text:p>[9254]</text:p>
          </table:table-cell>
          <table:table-cell table:number-columns-repeated="243"/>
          <table:table-cell table:style-name="ce35"/>
        </table:table-row>
        <table:table-row table:style-name="ro3">
          <table:table-cell/>
          <table:covered-table-cell table:number-columns-repeated="5" table:style-name="ce18"/>
          <table:table-cell table:number-columns-repeated="249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4"/>
          <table:table-cell table:style-name="ce30" table:number-matrix-columns-spanned="1" table:number-matrix-rows-spanned="250" table:formula="of:=TRANSPOSE(INFO.OBBA.OBBA.OBGET(INFO.OBBA.OBBA.OBCALL(&quot;&quot;;[.K36];&quot;getRealizations&quot;)))" office:value-type="float" office:value="74.7962632634267">
            <text:p>74,8</text:p>
          </table:table-cell>
          <table:table-cell table:style-name="ce30" table:number-matrix-columns-spanned="1" table:number-matrix-rows-spanned="250" table:formula="of:=TRANSPOSE(INFO.OBBA.OBBA.OBGET(INFO.OBBA.OBBA.OBCALL(&quot;&quot;;[.L36];&quot;getRealizations&quot;)))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/>
          <table:covered-table-cell table:number-columns-repeated="5" table:style-name="ce18"/>
          <table:table-cell table:number-columns-repeated="4"/>
          <table:table-cell table:style-name="ce30" office:value-type="float" office:value="93.008369339043">
            <text:p>93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2.4262587238243">
            <text:p>52,4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465203077162">
            <text:p>100,5</text:p>
          </table:table-cell>
          <table:table-cell table:style-name="ce30" office:value-type="float" office:value="0.362300520780784">
            <text:p>0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248319781158">
            <text:p>207,2</text:p>
          </table:table-cell>
          <table:table-cell table:style-name="ce30" office:value-type="float" office:value="83.5250754286582">
            <text:p>83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0.133257533491">
            <text:p>110,1</text:p>
          </table:table-cell>
          <table:table-cell table:style-name="ce30" office:value-type="float" office:value="7.89178890214691">
            <text:p>7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0942593302277">
            <text:p>56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8578868570857">
            <text:p>67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881510087212">
            <text:p>146,9</text:p>
          </table:table-cell>
          <table:table-cell table:style-name="ce30" office:value-type="float" office:value="36.5113567674909">
            <text:p>36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398092905358">
            <text:p>124,4</text:p>
          </table:table-cell>
          <table:table-cell table:style-name="ce30" office:value-type="float" office:value="19.0012538601415">
            <text:p>19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754211489291">
            <text:p>46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7141636814179">
            <text:p>81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0.2159537287319">
            <text:p>50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210988220291">
            <text:p>114,2</text:p>
          </table:table-cell>
          <table:table-cell table:style-name="ce30" office:value-type="float" office:value="11.0675287541813">
            <text:p>11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504917955864">
            <text:p>130,5</text:p>
          </table:table-cell>
          <table:table-cell table:style-name="ce30" office:value-type="float" office:value="23.7572539915562">
            <text:p>23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8.852201311448">
            <text:p>108,9</text:p>
          </table:table-cell>
          <table:table-cell table:style-name="ce30" office:value-type="float" office:value="6.8941013132616">
            <text:p>6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1.503347551945">
            <text:p>141,5</text:p>
          </table:table-cell>
          <table:table-cell table:style-name="ce30" office:value-type="float" office:value="32.3228395735393">
            <text:p>3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6843629647572">
            <text:p>76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815574153306">
            <text:p>98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1.766793240732">
            <text:p>171,8</text:p>
          </table:table-cell>
          <table:table-cell table:style-name="ce30" office:value-type="float" office:value="55.8920347744056">
            <text:p>55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3025363488465">
            <text:p>79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1.207713501273">
            <text:p>141,2</text:p>
          </table:table-cell>
          <table:table-cell table:style-name="ce30" office:value-type="float" office:value="32.0925995433736">
            <text:p>32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6.331328824213">
            <text:p>206,3</text:p>
          </table:table-cell>
          <table:table-cell table:style-name="ce30" office:value-type="float" office:value="82.81092215332">
            <text:p>82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6258119842">
            <text:p>125,6</text:p>
          </table:table-cell>
          <table:table-cell table:style-name="ce30" office:value-type="float" office:value="19.9574024401354">
            <text:p>2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2423664454858">
            <text:p>67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326224859682">
            <text:p>207,3</text:p>
          </table:table-cell>
          <table:table-cell table:style-name="ce30" office:value-type="float" office:value="83.5857479648178">
            <text:p>83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438832052953">
            <text:p>125,4</text:p>
          </table:table-cell>
          <table:table-cell table:style-name="ce30" office:value-type="float" office:value="19.8117823232617">
            <text:p>19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8.2558264584996">
            <text:p>68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1923261099065">
            <text:p>81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689463562591">
            <text:p>96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9.8799597989618">
            <text:p>79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2817969323553">
            <text:p>90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3130060664949">
            <text:p>82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0.495630172428">
            <text:p>170,5</text:p>
          </table:table-cell>
          <table:table-cell table:style-name="ce30" office:value-type="float" office:value="54.9020519813993">
            <text:p>54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5.8251786514694">
            <text:p>55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0.189127859449">
            <text:p>110,2</text:p>
          </table:table-cell>
          <table:table-cell table:style-name="ce30" office:value-type="float" office:value="7.93530075575382">
            <text:p>7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664665145728">
            <text:p>113,7</text:p>
          </table:table-cell>
          <table:table-cell table:style-name="ce30" office:value-type="float" office:value="10.6420519159014">
            <text:p>10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7.6207043231134">
            <text:p>87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3.760470302575">
            <text:p>103,8</text:p>
          </table:table-cell>
          <table:table-cell table:style-name="ce30" office:value-type="float" office:value="2.92865721636227">
            <text:p>2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024123326482">
            <text:p>125,0</text:p>
          </table:table-cell>
          <table:table-cell table:style-name="ce30" office:value-type="float" office:value="19.4888068423399">
            <text:p>19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219255974243">
            <text:p>116,2</text:p>
          </table:table-cell>
          <table:table-cell table:style-name="ce30" office:value-type="float" office:value="12.631569253576">
            <text:p>12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5.631885770143">
            <text:p>115,6</text:p>
          </table:table-cell>
          <table:table-cell table:style-name="ce30" office:value-type="float" office:value="12.1741248786698">
            <text:p>12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7.386709643076">
            <text:p>207,4</text:p>
          </table:table-cell>
          <table:table-cell table:style-name="ce30" office:value-type="float" office:value="83.6328535614895">
            <text:p>83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9.296164421929">
            <text:p>139,3</text:p>
          </table:table-cell>
          <table:table-cell table:style-name="ce30" office:value-type="float" office:value="30.6038836235011">
            <text:p>30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5196690782453">
            <text:p>88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0930198179036">
            <text:p>88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4.3533854961529">
            <text:p>74,4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2.480976689688">
            <text:p>142,5</text:p>
          </table:table-cell>
          <table:table-cell table:style-name="ce30" office:value-type="float" office:value="33.0842179115669">
            <text:p>33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423815966293">
            <text:p>101,4</text:p>
          </table:table-cell>
          <table:table-cell table:style-name="ce30" office:value-type="float" office:value="1.10886898949876">
            <text:p>1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3296039384816">
            <text:p>72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504708967527">
            <text:p>162,5</text:p>
          </table:table-cell>
          <table:table-cell table:style-name="ce30" office:value-type="float" office:value="48.6787162895606">
            <text:p>48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7661945203908">
            <text:p>82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4.865929236254">
            <text:p>144,9</text:p>
          </table:table-cell>
          <table:table-cell table:style-name="ce30" office:value-type="float" office:value="34.9416208224212">
            <text:p>34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2615243929575">
            <text:p>96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4.708516611448">
            <text:p>134,7</text:p>
          </table:table-cell>
          <table:table-cell table:style-name="ce30" office:value-type="float" office:value="27.0310199162426">
            <text:p>27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454698005692">
            <text:p>129,5</text:p>
          </table:table-cell>
          <table:table-cell table:style-name="ce30" office:value-type="float" office:value="22.939341871965">
            <text:p>22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1565830862315">
            <text:p>88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0.1990882950217">
            <text:p>60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6.1371539006195">
            <text:p>36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0.925924557372">
            <text:p>120,9</text:p>
          </table:table-cell>
          <table:table-cell table:style-name="ce30" office:value-type="float" office:value="16.2971264317741">
            <text:p>16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2.044848396938">
            <text:p>122,0</text:p>
          </table:table-cell>
          <table:table-cell table:style-name="ce30" office:value-type="float" office:value="17.1685451942256">
            <text:p>17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653777764255">
            <text:p>179,7</text:p>
          </table:table-cell>
          <table:table-cell table:style-name="ce30" office:value-type="float" office:value="62.0344244973978">
            <text:p>62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8710605900462">
            <text:p>82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4.037719036268">
            <text:p>154,0</text:p>
          </table:table-cell>
          <table:table-cell table:style-name="ce30" office:value-type="float" office:value="42.0846179008383">
            <text:p>42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0.3010238894097">
            <text:p>80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7.9453292646862">
            <text:p>57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5.6668564207084">
            <text:p>75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9.9726344176389">
            <text:p>70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255849383594">
            <text:p>114,3</text:p>
          </table:table-cell>
          <table:table-cell table:style-name="ce30" office:value-type="float" office:value="11.102466663291">
            <text:p>11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8.536324381251">
            <text:p>128,5</text:p>
          </table:table-cell>
          <table:table-cell table:style-name="ce30" office:value-type="float" office:value="22.2241117740983">
            <text:p>22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9.171444711766">
            <text:p>109,2</text:p>
          </table:table-cell>
          <table:table-cell table:style-name="ce30" office:value-type="float" office:value="7.14272832341969">
            <text:p>7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7.45926522644">
            <text:p>57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6.9917502897532">
            <text:p>47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2137851497289">
            <text:p>70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694702108299">
            <text:p>101,7</text:p>
          </table:table-cell>
          <table:table-cell table:style-name="ce30" office:value-type="float" office:value="1.31983532901571">
            <text:p>1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4862695028714">
            <text:p>94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992396399661">
            <text:p>96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314910633703">
            <text:p>158,3</text:p>
          </table:table-cell>
          <table:table-cell table:style-name="ce30" office:value-type="float" office:value="45.4156980662666">
            <text:p>45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5986126473985">
            <text:p>72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1.2298672943073">
            <text:p>61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1.9696838092445">
            <text:p>62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703667532766">
            <text:p>145,7</text:p>
          </table:table-cell>
          <table:table-cell table:style-name="ce30" office:value-type="float" office:value="35.5940520637533">
            <text:p>35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555453494754">
            <text:p>123,6</text:p>
          </table:table-cell>
          <table:table-cell table:style-name="ce30" office:value-type="float" office:value="18.3450056273165">
            <text:p>18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9.5675965684884">
            <text:p>99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090770070284">
            <text:p>118,1</text:p>
          </table:table-cell>
          <table:table-cell table:style-name="ce30" office:value-type="float" office:value="14.0891058971021">
            <text:p>14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6.289307438603">
            <text:p>56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7775886311196">
            <text:p>65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5.7472408507451">
            <text:p>75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4.06164107605">
            <text:p>174,1</text:p>
          </table:table-cell>
          <table:table-cell table:style-name="ce30" office:value-type="float" office:value="57.6792640655812">
            <text:p>57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6.518636685774">
            <text:p>146,5</text:p>
          </table:table-cell>
          <table:table-cell table:style-name="ce30" office:value-type="float" office:value="36.2287506782951">
            <text:p>36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25280446698">
            <text:p>107,3</text:p>
          </table:table-cell>
          <table:table-cell table:style-name="ce30" office:value-type="float" office:value="5.64848979834743">
            <text:p>5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3.2063127215218">
            <text:p>73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5.9888170626581">
            <text:p>46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0968890485608">
            <text:p>70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6.545069597932">
            <text:p>136,5</text:p>
          </table:table-cell>
          <table:table-cell table:style-name="ce30" office:value-type="float" office:value="28.4613288202682">
            <text:p>28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025809084883">
            <text:p>130,0</text:p>
          </table:table-cell>
          <table:table-cell table:style-name="ce30" office:value-type="float" office:value="23.3841236276592">
            <text:p>23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5.500044564999">
            <text:p>295,5</text:p>
          </table:table-cell>
          <table:table-cell table:style-name="ce30" office:value-type="float" office:value="152.255587797716">
            <text:p>15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4.170374114601">
            <text:p>244,2</text:p>
          </table:table-cell>
          <table:table-cell table:style-name="ce30" office:value-type="float" office:value="112.280000256148">
            <text:p>11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2.7263154667707">
            <text:p>52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9.1049186873953">
            <text:p>89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762575223309">
            <text:p>158,8</text:p>
          </table:table-cell>
          <table:table-cell table:style-name="ce30" office:value-type="float" office:value="45.7643395992052">
            <text:p>45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3.58503826506">
            <text:p>113,6</text:p>
          </table:table-cell>
          <table:table-cell table:style-name="ce30" office:value-type="float" office:value="10.580038438884">
            <text:p>10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774739287338">
            <text:p>179,8</text:p>
          </table:table-cell>
          <table:table-cell table:style-name="ce30" office:value-type="float" office:value="62.1286294262959">
            <text:p>62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2226050275349">
            <text:p>94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593234213378">
            <text:p>151,6</text:p>
          </table:table-cell>
          <table:table-cell table:style-name="ce30" office:value-type="float" office:value="40.1808512065651">
            <text:p>40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7.520829624905">
            <text:p>137,5</text:p>
          </table:table-cell>
          <table:table-cell table:style-name="ce30" office:value-type="float" office:value="29.2212514933648">
            <text:p>29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347262686345">
            <text:p>145,3</text:p>
          </table:table-cell>
          <table:table-cell table:style-name="ce30" office:value-type="float" office:value="35.3164836902701">
            <text:p>35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8.1152164250732">
            <text:p>88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4582384107717">
            <text:p>82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61381122041">
            <text:p>130,6</text:p>
          </table:table-cell>
          <table:table-cell table:style-name="ce30" office:value-type="float" office:value="23.8420601512556">
            <text:p>23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8.650374139032">
            <text:p>158,7</text:p>
          </table:table-cell>
          <table:table-cell table:style-name="ce30" office:value-type="float" office:value="45.6769573069093">
            <text:p>45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3.239401679125">
            <text:p>293,2</text:p>
          </table:table-cell>
          <table:table-cell table:style-name="ce30" office:value-type="float" office:value="150.494997347953">
            <text:p>150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8.569205202265">
            <text:p>138,6</text:p>
          </table:table-cell>
          <table:table-cell table:style-name="ce30" office:value-type="float" office:value="30.0377272139658">
            <text:p>3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9616298735269">
            <text:p>86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421692031528">
            <text:p>162,4</text:p>
          </table:table-cell>
          <table:table-cell table:style-name="ce30" office:value-type="float" office:value="48.6140626347962">
            <text:p>48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2.0167937968048">
            <text:p>62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0.777854140679">
            <text:p>150,8</text:p>
          </table:table-cell>
          <table:table-cell table:style-name="ce30" office:value-type="float" office:value="39.5458325674464">
            <text:p>39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2940605098623">
            <text:p>98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6.2868177528859">
            <text:p>36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7857344066744">
            <text:p>82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8.5117069892908">
            <text:p>98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9.561667630998">
            <text:p>39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1.045651910275">
            <text:p>171,0</text:p>
          </table:table-cell>
          <table:table-cell table:style-name="ce30" office:value-type="float" office:value="55.3304093415406">
            <text:p>55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8.166215573202">
            <text:p>178,2</text:p>
          </table:table-cell>
          <table:table-cell table:style-name="ce30" office:value-type="float" office:value="60.8759098981377">
            <text:p>60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9657875463376">
            <text:p>98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0.8754593312283">
            <text:p>60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042786988858">
            <text:p>129,0</text:p>
          </table:table-cell>
          <table:table-cell table:style-name="ce30" office:value-type="float" office:value="22.6185452494984">
            <text:p>22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0450601031325">
            <text:p>92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5.415819644368">
            <text:p>175,4</text:p>
          </table:table-cell>
          <table:table-cell table:style-name="ce30" office:value-type="float" office:value="58.7338993950059">
            <text:p>58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207359312777">
            <text:p>145,2</text:p>
          </table:table-cell>
          <table:table-cell table:style-name="ce30" office:value-type="float" office:value="35.2075268333812">
            <text:p>35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9.093098468837">
            <text:p>129,1</text:p>
          </table:table-cell>
          <table:table-cell table:style-name="ce30" office:value-type="float" office:value="22.6577278695041">
            <text:p>22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5.166050090887">
            <text:p>155,2</text:p>
          </table:table-cell>
          <table:table-cell table:style-name="ce30" office:value-type="float" office:value="42.9633630097394">
            <text:p>43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925371891671">
            <text:p>102,9</text:p>
          </table:table-cell>
          <table:table-cell table:style-name="ce30" office:value-type="float" office:value="2.27828192000876">
            <text:p>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8.433477975389">
            <text:p>248,4</text:p>
          </table:table-cell>
          <table:table-cell table:style-name="ce30" office:value-type="float" office:value="115.600108881245">
            <text:p>115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6.75472563205">
            <text:p>166,8</text:p>
          </table:table-cell>
          <table:table-cell table:style-name="ce30" office:value-type="float" office:value="51.9886325959576">
            <text:p>52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6.7846481804107">
            <text:p>96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820139534585">
            <text:p>111,8</text:p>
          </table:table-cell>
          <table:table-cell table:style-name="ce30" office:value-type="float" office:value="9.20553392554819">
            <text:p>9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2.5364280085859">
            <text:p>82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6611080168">
            <text:p>123,7</text:p>
          </table:table-cell>
          <table:table-cell table:style-name="ce30" office:value-type="float" office:value="18.4272894518208">
            <text:p>18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3.612490302898">
            <text:p>133,6</text:p>
          </table:table-cell>
          <table:table-cell table:style-name="ce30" office:value-type="float" office:value="26.177433768877">
            <text:p>26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41219191837">
            <text:p>117,4</text:p>
          </table:table-cell>
          <table:table-cell table:style-name="ce30" office:value-type="float" office:value="13.5606287010158">
            <text:p>13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2.063710882825">
            <text:p>182,1</text:p>
          </table:table-cell>
          <table:table-cell table:style-name="ce30" office:value-type="float" office:value="63.9112822972898">
            <text:p>63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6.482702681944">
            <text:p>156,5</text:p>
          </table:table-cell>
          <table:table-cell table:style-name="ce30" office:value-type="float" office:value="43.988773078687">
            <text:p>44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167705986249">
            <text:p>116,2</text:p>
          </table:table-cell>
          <table:table-cell table:style-name="ce30" office:value-type="float" office:value="12.591422082559">
            <text:p>12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9.461150377713">
            <text:p>199,5</text:p>
          </table:table-cell>
          <table:table-cell table:style-name="ce30" office:value-type="float" office:value="77.4604217993454">
            <text:p>77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3.6777219004704">
            <text:p>63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9.224466319364">
            <text:p>209,2</text:p>
          </table:table-cell>
          <table:table-cell table:style-name="ce30" office:value-type="float" office:value="85.0640999000773">
            <text:p>85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7.037676100148">
            <text:p>107,0</text:p>
          </table:table-cell>
          <table:table-cell table:style-name="ce30" office:value-type="float" office:value="5.48094765779806">
            <text:p>5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3.148348634359">
            <text:p>223,1</text:p>
          </table:table-cell>
          <table:table-cell table:style-name="ce30" office:value-type="float" office:value="95.9080303503892">
            <text:p>95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6.600683257729">
            <text:p>236,6</text:p>
          </table:table-cell>
          <table:table-cell table:style-name="ce30" office:value-type="float" office:value="106.384719089209">
            <text:p>106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3662537011913">
            <text:p>83,4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5.641453452248">
            <text:p>105,6</text:p>
          </table:table-cell>
          <table:table-cell table:style-name="ce30" office:value-type="float" office:value="4.39356836627175">
            <text:p>4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6984371310273">
            <text:p>72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683209877637">
            <text:p>123,7</text:p>
          </table:table-cell>
          <table:table-cell table:style-name="ce30" office:value-type="float" office:value="18.4445023983483">
            <text:p>18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3487554532318">
            <text:p>92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1.8294041067945">
            <text:p>91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6.753925940567">
            <text:p>206,8</text:p>
          </table:table-cell>
          <table:table-cell table:style-name="ce30" office:value-type="float" office:value="83.1400411184603">
            <text:p>83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3.481664604347">
            <text:p>103,5</text:p>
          </table:table-cell>
          <table:table-cell table:style-name="ce30" office:value-type="float" office:value="2.71152312025728">
            <text:p>2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049190962642">
            <text:p>124,0</text:p>
          </table:table-cell>
          <table:table-cell table:style-name="ce30" office:value-type="float" office:value="18.7295287539392">
            <text:p>18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3.6357278057065">
            <text:p>63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6.892365723455">
            <text:p>106,9</text:p>
          </table:table-cell>
          <table:table-cell table:style-name="ce30" office:value-type="float" office:value="5.36777982264134">
            <text:p>5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2.733893457692">
            <text:p>192,7</text:p>
          </table:table-cell>
          <table:table-cell table:style-name="ce30" office:value-type="float" office:value="72.2212288421105">
            <text:p>72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7.1006354442527">
            <text:p>77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1.3067356902903">
            <text:p>41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254745344343">
            <text:p>145,3</text:p>
          </table:table-cell>
          <table:table-cell table:style-name="ce30" office:value-type="float" office:value="35.2444311118714">
            <text:p>35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067404166978">
            <text:p>188,1</text:p>
          </table:table-cell>
          <table:table-cell table:style-name="ce30" office:value-type="float" office:value="68.5869633283084">
            <text:p>68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6212636877046">
            <text:p>90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28.233160125238">
            <text:p>328,2</text:p>
          </table:table-cell>
          <table:table-cell table:style-name="ce30" office:value-type="float" office:value="177.748163828396">
            <text:p>177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67906922989">
            <text:p>125,4</text:p>
          </table:table-cell>
          <table:table-cell table:style-name="ce30" office:value-type="float" office:value="19.7565457765061">
            <text:p>19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2.76207571277">
            <text:p>112,8</text:p>
          </table:table-cell>
          <table:table-cell table:style-name="ce30" office:value-type="float" office:value="9.93911455872172">
            <text:p>9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59.783692359224">
            <text:p>259,8</text:p>
          </table:table-cell>
          <table:table-cell table:style-name="ce30" office:value-type="float" office:value="124.439664731404">
            <text:p>124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875361295708">
            <text:p>162,9</text:p>
          </table:table-cell>
          <table:table-cell table:style-name="ce30" office:value-type="float" office:value="48.9673806129947">
            <text:p>49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2.981004366012">
            <text:p>173,0</text:p>
          </table:table-cell>
          <table:table-cell table:style-name="ce30" office:value-type="float" office:value="56.8376633495878">
            <text:p>56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3.60520084084">
            <text:p>83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5.612303876067">
            <text:p>165,6</text:p>
          </table:table-cell>
          <table:table-cell table:style-name="ce30" office:value-type="float" office:value="51.0989136377999">
            <text:p>51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98.624982327529">
            <text:p>198,6</text:p>
          </table:table-cell>
          <table:table-cell table:style-name="ce30" office:value-type="float" office:value="76.8092134670833">
            <text:p>76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2.212494839147">
            <text:p>142,2</text:p>
          </table:table-cell>
          <table:table-cell table:style-name="ce30" office:value-type="float" office:value="32.8751240361252">
            <text:p>32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5.354467252819">
            <text:p>125,4</text:p>
          </table:table-cell>
          <table:table-cell table:style-name="ce30" office:value-type="float" office:value="19.7460789508539">
            <text:p>19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3.362613772273">
            <text:p>123,4</text:p>
          </table:table-cell>
          <table:table-cell table:style-name="ce30" office:value-type="float" office:value="18.1948219004407">
            <text:p>18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2.360629802476">
            <text:p>292,4</text:p>
          </table:table-cell>
          <table:table-cell table:style-name="ce30" office:value-type="float" office:value="149.810609122277">
            <text:p>149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6.1949519321635">
            <text:p>86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2.2027261694183">
            <text:p>92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3.888791977153">
            <text:p>173,9</text:p>
          </table:table-cell>
          <table:table-cell table:style-name="ce30" office:value-type="float" office:value="57.5446490520066">
            <text:p>57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5.85210273847">
            <text:p>175,9</text:p>
          </table:table-cell>
          <table:table-cell table:style-name="ce30" office:value-type="float" office:value="59.0736770103333">
            <text:p>59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94475414607">
            <text:p>111,9</text:p>
          </table:table-cell>
          <table:table-cell table:style-name="ce30" office:value-type="float" office:value="9.30258388255451">
            <text:p>9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0.006080655378">
            <text:p>130,0</text:p>
          </table:table-cell>
          <table:table-cell table:style-name="ce30" office:value-type="float" office:value="23.3687591113123">
            <text:p>23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691313058642">
            <text:p>151,7</text:p>
          </table:table-cell>
          <table:table-cell table:style-name="ce30" office:value-type="float" office:value="40.2572350880593">
            <text:p>40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844128693218">
            <text:p>131,8</text:p>
          </table:table-cell>
          <table:table-cell table:style-name="ce30" office:value-type="float" office:value="24.8002323625046">
            <text:p>24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8028998713998">
            <text:p>76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152519261305">
            <text:p>102,2</text:p>
          </table:table-cell>
          <table:table-cell table:style-name="ce30" office:value-type="float" office:value="1.67638368628089">
            <text:p>1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1.271857223059">
            <text:p>111,3</text:p>
          </table:table-cell>
          <table:table-cell table:style-name="ce30" office:value-type="float" office:value="8.77853123198766">
            <text:p>8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6.627162867543">
            <text:p>116,6</text:p>
          </table:table-cell>
          <table:table-cell table:style-name="ce30" office:value-type="float" office:value="12.9492474614981">
            <text:p>12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9.1751587965718">
            <text:p>69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47.7845885921197">
            <text:p>47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5.9348193166811">
            <text:p>85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0.895441200229">
            <text:p>210,9</text:p>
          </table:table-cell>
          <table:table-cell table:style-name="ce30" office:value-type="float" office:value="86.365456445787">
            <text:p>86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7.233986269968">
            <text:p>117,2</text:p>
          </table:table-cell>
          <table:table-cell table:style-name="ce30" office:value-type="float" office:value="13.4218420024932">
            <text:p>13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8.1458496724376">
            <text:p>58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8.482466815478">
            <text:p>118,5</text:p>
          </table:table-cell>
          <table:table-cell table:style-name="ce30" office:value-type="float" office:value="14.3941596289852">
            <text:p>14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1.733848957587">
            <text:p>121,7</text:p>
          </table:table-cell>
          <table:table-cell table:style-name="ce30" office:value-type="float" office:value="16.9263385873242">
            <text:p>16,9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5258048547198">
            <text:p>95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00.333780471404">
            <text:p>200,3</text:p>
          </table:table-cell>
          <table:table-cell table:style-name="ce30" office:value-type="float" office:value="78.1400267996437">
            <text:p>78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9.761258373002">
            <text:p>219,8</text:p>
          </table:table-cell>
          <table:table-cell table:style-name="ce30" office:value-type="float" office:value="93.2701618025111">
            <text:p>93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7.0144033822051">
            <text:p>67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3.016359555931">
            <text:p>213,0</text:p>
          </table:table-cell>
          <table:table-cell table:style-name="ce30" office:value-type="float" office:value="88.0172293220382">
            <text:p>88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1.330815669635">
            <text:p>231,3</text:p>
          </table:table-cell>
          <table:table-cell table:style-name="ce30" office:value-type="float" office:value="102.280542084918">
            <text:p>10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6.5269318827394">
            <text:p>66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1035919778487">
            <text:p>65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8.38940209077">
            <text:p>188,4</text:p>
          </table:table-cell>
          <table:table-cell table:style-name="ce30" office:value-type="float" office:value="68.837735563505">
            <text:p>68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6.6053112152369">
            <text:p>86,6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9.615796508814">
            <text:p>149,6</text:p>
          </table:table-cell>
          <table:table-cell table:style-name="ce30" office:value-type="float" office:value="38.6408211737759">
            <text:p>38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6.6794398196077">
            <text:p>76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2.7402783187638">
            <text:p>72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94.435170024586">
            <text:p>294,4</text:p>
          </table:table-cell>
          <table:table-cell table:style-name="ce30" office:value-type="float" office:value="151.42626267177">
            <text:p>151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5.1715597981148">
            <text:p>95,2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24.200270930351">
            <text:p>224,2</text:p>
          </table:table-cell>
          <table:table-cell table:style-name="ce30" office:value-type="float" office:value="96.727268258238">
            <text:p>96,7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32.559534681869">
            <text:p>232,6</text:p>
          </table:table-cell>
          <table:table-cell table:style-name="ce30" office:value-type="float" office:value="103.237469413821">
            <text:p>103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8.014651842327">
            <text:p>168,0</text:p>
          </table:table-cell>
          <table:table-cell table:style-name="ce30" office:value-type="float" office:value="52.969864115133">
            <text:p>53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2.64571649954">
            <text:p>112,6</text:p>
          </table:table-cell>
          <table:table-cell table:style-name="ce30" office:value-type="float" office:value="9.84849391234056">
            <text:p>9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1.34489793065">
            <text:p>151,3</text:p>
          </table:table-cell>
          <table:table-cell table:style-name="ce30" office:value-type="float" office:value="39.9874467151119">
            <text:p>4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31.187887552213">
            <text:p>131,2</text:p>
          </table:table-cell>
          <table:table-cell table:style-name="ce30" office:value-type="float" office:value="24.2891512480067">
            <text:p>24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0.614644545749">
            <text:p>140,6</text:p>
          </table:table-cell>
          <table:table-cell table:style-name="ce30" office:value-type="float" office:value="31.630716976396">
            <text:p>31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587269888833">
            <text:p>145,6</text:p>
          </table:table-cell>
          <table:table-cell table:style-name="ce30" office:value-type="float" office:value="35.5034014875104">
            <text:p>35,5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45.327810227221">
            <text:p>145,3</text:p>
          </table:table-cell>
          <table:table-cell table:style-name="ce30" office:value-type="float" office:value="35.301334099872">
            <text:p>35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81.999860628903">
            <text:p>82,0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121231515869">
            <text:p>159,1</text:p>
          </table:table-cell>
          <table:table-cell table:style-name="ce30" office:value-type="float" office:value="46.0436614007042">
            <text:p>46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9.5156216344793">
            <text:p>99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2734790750397">
            <text:p>97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0.7043322615073">
            <text:p>90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1401012088843">
            <text:p>71,1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59.5326940528155">
            <text:p>59,5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62.655275988282">
            <text:p>162,7</text:p>
          </table:table-cell>
          <table:table-cell table:style-name="ce30" office:value-type="float" office:value="48.7959780032287">
            <text:p>48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41.561489985812">
            <text:p>241,6</text:p>
          </table:table-cell>
          <table:table-cell table:style-name="ce30" office:value-type="float" office:value="110.248199253706">
            <text:p>110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13970105738">
            <text:p>100,1</text:p>
          </table:table-cell>
          <table:table-cell table:style-name="ce30" office:value-type="float" office:value="0.108799292883487">
            <text:p>0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0.966425452159">
            <text:p>181,0</text:p>
          </table:table-cell>
          <table:table-cell table:style-name="ce30" office:value-type="float" office:value="63.0567155446342">
            <text:p>63,1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1.7650746854826">
            <text:p>71,8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59.598584838515">
            <text:p>159,6</text:p>
          </table:table-cell>
          <table:table-cell table:style-name="ce30" office:value-type="float" office:value="46.4154245421834">
            <text:p>46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217.863807947634">
            <text:p>217,9</text:p>
          </table:table-cell>
          <table:table-cell table:style-name="ce30" office:value-type="float" office:value="91.7924259253948">
            <text:p>91,8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1.741050070155">
            <text:p>101,7</text:p>
          </table:table-cell>
          <table:table-cell table:style-name="ce30" office:value-type="float" office:value="1.35593115800307">
            <text:p>1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65.4154475693783">
            <text:p>65,4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304.18881722824">
            <text:p>304,2</text:p>
          </table:table-cell>
          <table:table-cell table:style-name="ce30" office:value-type="float" office:value="159.022410751778">
            <text:p>159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2.908406122569">
            <text:p>102,9</text:p>
          </table:table-cell>
          <table:table-cell table:style-name="ce30" office:value-type="float" office:value="2.26506896574612">
            <text:p>2,3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80.353880976484">
            <text:p>180,4</text:p>
          </table:table-cell>
          <table:table-cell table:style-name="ce30" office:value-type="float" office:value="62.5796654273125">
            <text:p>62,6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7.7392513847881">
            <text:p>97,7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94.87099925403">
            <text:p>94,9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24.973778424957">
            <text:p>125,0</text:p>
          </table:table-cell>
          <table:table-cell table:style-name="ce30" office:value-type="float" office:value="19.4495981936082">
            <text:p>19,4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70.2755160510735">
            <text:p>70,3</text:p>
          </table:table-cell>
          <table:table-cell table:style-name="ce30" office:value-type="float" office:value="0">
            <text:p>0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79.54632052153">
            <text:p>179,5</text:p>
          </table:table-cell>
          <table:table-cell table:style-name="ce30" office:value-type="float" office:value="61.9507367126167">
            <text:p>62,0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14.417558593602">
            <text:p>114,4</text:p>
          </table:table-cell>
          <table:table-cell table:style-name="ce30" office:value-type="float" office:value="11.2284059226751">
            <text:p>11,2</text:p>
          </table:table-cell>
          <table:table-cell table:number-columns-repeated="243"/>
          <table:table-cell table:style-name="ce35"/>
        </table:table-row>
        <table:table-row table:style-name="ro1">
          <table:table-cell table:number-columns-repeated="10"/>
          <table:table-cell table:style-name="ce30" office:value-type="float" office:value="100.642397104967">
            <text:p>100,6</text:p>
          </table:table-cell>
          <table:table-cell table:style-name="ce30" office:value-type="float" office:value="0.50029936839105">
            <text:p>0,5</text:p>
          </table:table-cell>
          <table:table-cell table:number-columns-repeated="243"/>
          <table:table-cell table:style-name="ce35"/>
        </table:table-row>
        <table:table-row table:style-name="ro1" table:number-rows-repeated="51">
          <table:table-cell table:number-columns-repeated="255"/>
          <table:table-cell table:style-name="ce35"/>
        </table:table-row>
        <table:table-row table:style-name="ro1" table:number-rows-repeated="10482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21:42:3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21:43:06</dc:date>
    <meta:generator>LibreOffice/3.6$MacOSX_x86 LibreOffice_project/58f22d5-270d05a-e2abed1-ea17a85-9b5702</meta:generator>
    <meta:editing-duration>PT3M31S</meta:editing-duration>
    <meta:editing-cycles>2</meta:editing-cycles>
    <meta:document-statistic meta:table-count="2" meta:cell-count="577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3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3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3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365cm" svg:height="5.933cm" xlink:href=".." xlink:type="simple" chart:class="chart:scatter" chart:style-name="ch1">
        <chart:title svg:x="2.71cm" svg:y="0.25cm" chart:style-name="ch2">
          <text:p>Product Payoff</text:p>
        </chart:title>
        <chart:plot-area chart:style-name="ch3" table:cell-range-address="MonteCarloBlackScholes.K38:MonteCarloBlackScholes.L287" svg:x="0.196cm" svg:y="1.069cm" svg:width="8.057cm" svg:height="4.5cm">
          <chartooo:coordinate-region svg:x="1.163cm" svg:y="1.231cm" svg:width="6.73cm" svg:height="3.76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L38:MonteCarloBlackScholes.L287" chart:class="chart:scatter">
            <chart:domain table:cell-range-address="MonteCarloBlackScholes.K38:MonteCarloBlackScholes.K287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34267">
                <text:p>74.7962632634267</text:p>
                <draw:g>
                  <svg:desc>MonteCarloBlackScholes.K38:MonteCarloBlackScholes.K287</svg:desc>
                </draw:g>
              </table:table-cell>
              <table:table-cell office:value-type="float" office:value="0">
                <text:p>0</text:p>
                <draw:g>
                  <svg:desc>MonteCarloBlackScholes.L38:MonteCarloBlackScholes.L2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9043">
                <text:p>93.008369339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38243">
                <text:p>52.426258723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77162">
                <text:p>100.465203077162</text:p>
              </table:table-cell>
              <table:table-cell office:value-type="float" office:value="0.362300520780784">
                <text:p>0.362300520780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81158">
                <text:p>207.248319781158</text:p>
              </table:table-cell>
              <table:table-cell office:value-type="float" office:value="83.5250754286582">
                <text:p>83.525075428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491">
                <text:p>110.133257533491</text:p>
              </table:table-cell>
              <table:table-cell office:value-type="float" office:value="7.89178890214691">
                <text:p>7.8917889021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02277">
                <text:p>56.094259330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70857">
                <text:p>67.857886857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87212">
                <text:p>146.881510087212</text:p>
              </table:table-cell>
              <table:table-cell office:value-type="float" office:value="36.5113567674909">
                <text:p>36.5113567674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5358">
                <text:p>124.398092905358</text:p>
              </table:table-cell>
              <table:table-cell office:value-type="float" office:value="19.0012538601415">
                <text:p>19.0012538601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89291">
                <text:p>46.75421148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814179">
                <text:p>81.714163681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87319">
                <text:p>50.215953728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20291">
                <text:p>114.210988220291</text:p>
              </table:table-cell>
              <table:table-cell office:value-type="float" office:value="11.0675287541813">
                <text:p>11.0675287541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5864">
                <text:p>130.504917955864</text:p>
              </table:table-cell>
              <table:table-cell office:value-type="float" office:value="23.7572539915562">
                <text:p>23.7572539915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1448">
                <text:p>108.852201311448</text:p>
              </table:table-cell>
              <table:table-cell office:value-type="float" office:value="6.8941013132616">
                <text:p>6.8941013132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51945">
                <text:p>141.503347551945</text:p>
              </table:table-cell>
              <table:table-cell office:value-type="float" office:value="32.3228395735393">
                <text:p>32.322839573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47572">
                <text:p>76.684362964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3306">
                <text:p>98.81557415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0732">
                <text:p>171.766793240732</text:p>
              </table:table-cell>
              <table:table-cell office:value-type="float" office:value="55.8920347744056">
                <text:p>55.8920347744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488465">
                <text:p>79.302536348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1273">
                <text:p>141.207713501273</text:p>
              </table:table-cell>
              <table:table-cell office:value-type="float" office:value="32.0925995433736">
                <text:p>32.0925995433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4213">
                <text:p>206.331328824213</text:p>
              </table:table-cell>
              <table:table-cell office:value-type="float" office:value="82.81092215332">
                <text:p>82.81092215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842">
                <text:p>125.6258119842</text:p>
              </table:table-cell>
              <table:table-cell office:value-type="float" office:value="19.9574024401354">
                <text:p>19.9574024401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4858">
                <text:p>67.242366445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59682">
                <text:p>207.326224859682</text:p>
              </table:table-cell>
              <table:table-cell office:value-type="float" office:value="83.5857479648178">
                <text:p>83.5857479648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2953">
                <text:p>125.438832052953</text:p>
              </table:table-cell>
              <table:table-cell office:value-type="float" office:value="19.8117823232617">
                <text:p>19.8117823232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584996">
                <text:p>68.2558264584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99065">
                <text:p>81.192326109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591">
                <text:p>96.68946356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89618">
                <text:p>79.879959798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323553">
                <text:p>90.281796932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64949">
                <text:p>82.313006066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72428">
                <text:p>170.495630172428</text:p>
              </table:table-cell>
              <table:table-cell office:value-type="float" office:value="54.9020519813993">
                <text:p>54.9020519813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14694">
                <text:p>55.82517865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9449">
                <text:p>110.189127859449</text:p>
              </table:table-cell>
              <table:table-cell office:value-type="float" office:value="7.93530075575382">
                <text:p>7.93530075575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728">
                <text:p>113.664665145728</text:p>
              </table:table-cell>
              <table:table-cell office:value-type="float" office:value="10.6420519159014">
                <text:p>10.6420519159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231134">
                <text:p>87.620704323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302575">
                <text:p>103.760470302575</text:p>
              </table:table-cell>
              <table:table-cell office:value-type="float" office:value="2.92865721636227">
                <text:p>2.92865721636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6482">
                <text:p>125.024123326482</text:p>
              </table:table-cell>
              <table:table-cell office:value-type="float" office:value="19.4888068423399">
                <text:p>19.4888068423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74243">
                <text:p>116.219255974243</text:p>
              </table:table-cell>
              <table:table-cell office:value-type="float" office:value="12.631569253576">
                <text:p>12.631569253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70143">
                <text:p>115.631885770143</text:p>
              </table:table-cell>
              <table:table-cell office:value-type="float" office:value="12.1741248786698">
                <text:p>12.1741248786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43076">
                <text:p>207.386709643076</text:p>
              </table:table-cell>
              <table:table-cell office:value-type="float" office:value="83.6328535614895">
                <text:p>83.6328535614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1929">
                <text:p>139.296164421929</text:p>
              </table:table-cell>
              <table:table-cell office:value-type="float" office:value="30.6038836235011">
                <text:p>30.6038836235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82453">
                <text:p>88.519669078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179036">
                <text:p>88.093019817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61529">
                <text:p>74.353385496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89688">
                <text:p>142.480976689688</text:p>
              </table:table-cell>
              <table:table-cell office:value-type="float" office:value="33.0842179115669">
                <text:p>33.0842179115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66293">
                <text:p>101.423815966293</text:p>
              </table:table-cell>
              <table:table-cell office:value-type="float" office:value="1.10886898949876">
                <text:p>1.10886898949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84816">
                <text:p>72.329603938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67527">
                <text:p>162.504708967527</text:p>
              </table:table-cell>
              <table:table-cell office:value-type="float" office:value="48.6787162895606">
                <text:p>48.6787162895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03908">
                <text:p>82.766194520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36254">
                <text:p>144.865929236254</text:p>
              </table:table-cell>
              <table:table-cell office:value-type="float" office:value="34.9416208224212">
                <text:p>34.9416208224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3929575">
                <text:p>96.261524392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11448">
                <text:p>134.708516611448</text:p>
              </table:table-cell>
              <table:table-cell office:value-type="float" office:value="27.0310199162426">
                <text:p>27.0310199162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5692">
                <text:p>129.454698005692</text:p>
              </table:table-cell>
              <table:table-cell office:value-type="float" office:value="22.939341871965">
                <text:p>22.939341871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862315">
                <text:p>88.156583086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0217">
                <text:p>60.199088295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06195">
                <text:p>36.1371539006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7372">
                <text:p>120.925924557372</text:p>
              </table:table-cell>
              <table:table-cell office:value-type="float" office:value="16.2971264317741">
                <text:p>16.2971264317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6938">
                <text:p>122.044848396938</text:p>
              </table:table-cell>
              <table:table-cell office:value-type="float" office:value="17.1685451942256">
                <text:p>17.1685451942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4255">
                <text:p>179.653777764255</text:p>
              </table:table-cell>
              <table:table-cell office:value-type="float" office:value="62.0344244973978">
                <text:p>62.0344244973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00462">
                <text:p>82.871060590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6268">
                <text:p>154.037719036268</text:p>
              </table:table-cell>
              <table:table-cell office:value-type="float" office:value="42.0846179008383">
                <text:p>42.0846179008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894097">
                <text:p>80.30102388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46862">
                <text:p>57.945329264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07084">
                <text:p>75.6668564207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76389">
                <text:p>69.972634417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3594">
                <text:p>114.255849383594</text:p>
              </table:table-cell>
              <table:table-cell office:value-type="float" office:value="11.102466663291">
                <text:p>11.102466663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1251">
                <text:p>128.536324381251</text:p>
              </table:table-cell>
              <table:table-cell office:value-type="float" office:value="22.2241117740983">
                <text:p>22.2241117740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1766">
                <text:p>109.171444711766</text:p>
              </table:table-cell>
              <table:table-cell office:value-type="float" office:value="7.14272832341969">
                <text:p>7.14272832341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644">
                <text:p>57.4592652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897532">
                <text:p>46.99175028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97289">
                <text:p>70.2137851497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8299">
                <text:p>101.694702108299</text:p>
              </table:table-cell>
              <table:table-cell office:value-type="float" office:value="1.31983532901571">
                <text:p>1.31983532901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28714">
                <text:p>94.486269502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9661">
                <text:p>95.9923963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703">
                <text:p>158.314910633703</text:p>
              </table:table-cell>
              <table:table-cell office:value-type="float" office:value="45.4156980662666">
                <text:p>45.4156980662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473985">
                <text:p>72.598612647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3073">
                <text:p>61.229867294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092445">
                <text:p>61.969683809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2766">
                <text:p>145.703667532766</text:p>
              </table:table-cell>
              <table:table-cell office:value-type="float" office:value="35.5940520637533">
                <text:p>35.5940520637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494754">
                <text:p>123.555453494754</text:p>
              </table:table-cell>
              <table:table-cell office:value-type="float" office:value="18.3450056273165">
                <text:p>18.3450056273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4884">
                <text:p>99.567596568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70284">
                <text:p>118.090770070284</text:p>
              </table:table-cell>
              <table:table-cell office:value-type="float" office:value="14.0891058971021">
                <text:p>14.0891058971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8603">
                <text:p>56.28930743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11196">
                <text:p>65.777588631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07451">
                <text:p>75.747240850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7605">
                <text:p>174.06164107605</text:p>
              </table:table-cell>
              <table:table-cell office:value-type="float" office:value="57.6792640655812">
                <text:p>57.6792640655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85774">
                <text:p>146.518636685774</text:p>
              </table:table-cell>
              <table:table-cell office:value-type="float" office:value="36.2287506782951">
                <text:p>36.2287506782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698">
                <text:p>107.25280446698</text:p>
              </table:table-cell>
              <table:table-cell office:value-type="float" office:value="5.64848979834743">
                <text:p>5.64848979834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15218">
                <text:p>73.206312721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26581">
                <text:p>45.9888170626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85608">
                <text:p>70.09688904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597932">
                <text:p>136.545069597932</text:p>
              </table:table-cell>
              <table:table-cell office:value-type="float" office:value="28.4613288202682">
                <text:p>28.4613288202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4883">
                <text:p>130.025809084883</text:p>
              </table:table-cell>
              <table:table-cell office:value-type="float" office:value="23.3841236276592">
                <text:p>23.38412362765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64999">
                <text:p>295.500044564999</text:p>
              </table:table-cell>
              <table:table-cell office:value-type="float" office:value="152.255587797716">
                <text:p>152.255587797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4601">
                <text:p>244.170374114601</text:p>
              </table:table-cell>
              <table:table-cell office:value-type="float" office:value="112.280000256148">
                <text:p>112.280000256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67707">
                <text:p>52.726315466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73953">
                <text:p>89.104918687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3309">
                <text:p>158.762575223309</text:p>
              </table:table-cell>
              <table:table-cell office:value-type="float" office:value="45.7643395992052">
                <text:p>45.7643395992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506">
                <text:p>113.58503826506</text:p>
              </table:table-cell>
              <table:table-cell office:value-type="float" office:value="10.580038438884">
                <text:p>10.580038438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87338">
                <text:p>179.774739287338</text:p>
              </table:table-cell>
              <table:table-cell office:value-type="float" office:value="62.1286294262959">
                <text:p>62.1286294262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75349">
                <text:p>94.222605027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213378">
                <text:p>151.593234213378</text:p>
              </table:table-cell>
              <table:table-cell office:value-type="float" office:value="40.1808512065651">
                <text:p>40.18085120656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24905">
                <text:p>137.520829624905</text:p>
              </table:table-cell>
              <table:table-cell office:value-type="float" office:value="29.2212514933648">
                <text:p>29.2212514933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6345">
                <text:p>145.347262686345</text:p>
              </table:table-cell>
              <table:table-cell office:value-type="float" office:value="35.3164836902701">
                <text:p>35.31648369027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50732">
                <text:p>88.115216425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107717">
                <text:p>82.4582384107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2041">
                <text:p>130.61381122041</text:p>
              </table:table-cell>
              <table:table-cell office:value-type="float" office:value="23.8420601512556">
                <text:p>23.8420601512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9032">
                <text:p>158.650374139032</text:p>
              </table:table-cell>
              <table:table-cell office:value-type="float" office:value="45.6769573069093">
                <text:p>45.67695730690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79125">
                <text:p>293.239401679125</text:p>
              </table:table-cell>
              <table:table-cell office:value-type="float" office:value="150.494997347953">
                <text:p>150.4949973479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2265">
                <text:p>138.569205202265</text:p>
              </table:table-cell>
              <table:table-cell office:value-type="float" office:value="30.0377272139658">
                <text:p>30.0377272139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5269">
                <text:p>85.961629873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31528">
                <text:p>162.421692031528</text:p>
              </table:table-cell>
              <table:table-cell office:value-type="float" office:value="48.6140626347962">
                <text:p>48.6140626347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8048">
                <text:p>62.016793796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40679">
                <text:p>150.777854140679</text:p>
              </table:table-cell>
              <table:table-cell office:value-type="float" office:value="39.5458325674464">
                <text:p>39.545832567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098623">
                <text:p>98.294060509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28859">
                <text:p>36.286817752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66744">
                <text:p>82.785734406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892908">
                <text:p>98.511706989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998">
                <text:p>39.561667630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910275">
                <text:p>171.045651910275</text:p>
              </table:table-cell>
              <table:table-cell office:value-type="float" office:value="55.3304093415406">
                <text:p>55.33040934154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73202">
                <text:p>178.166215573202</text:p>
              </table:table-cell>
              <table:table-cell office:value-type="float" office:value="60.8759098981377">
                <text:p>60.8759098981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63376">
                <text:p>97.965787546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312283">
                <text:p>60.875459331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88858">
                <text:p>129.042786988858</text:p>
              </table:table-cell>
              <table:table-cell office:value-type="float" office:value="22.6185452494984">
                <text:p>22.6185452494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31325">
                <text:p>92.045060103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44368">
                <text:p>175.415819644368</text:p>
              </table:table-cell>
              <table:table-cell office:value-type="float" office:value="58.7338993950059">
                <text:p>58.733899395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12777">
                <text:p>145.207359312777</text:p>
              </table:table-cell>
              <table:table-cell office:value-type="float" office:value="35.2075268333812">
                <text:p>35.2075268333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8837">
                <text:p>129.093098468837</text:p>
              </table:table-cell>
              <table:table-cell office:value-type="float" office:value="22.6577278695041">
                <text:p>22.65772786950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90887">
                <text:p>155.166050090887</text:p>
              </table:table-cell>
              <table:table-cell office:value-type="float" office:value="42.9633630097394">
                <text:p>42.9633630097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91671">
                <text:p>102.925371891671</text:p>
              </table:table-cell>
              <table:table-cell office:value-type="float" office:value="2.27828192000876">
                <text:p>2.27828192000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75389">
                <text:p>248.433477975389</text:p>
              </table:table-cell>
              <table:table-cell office:value-type="float" office:value="115.600108881245">
                <text:p>115.600108881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205">
                <text:p>166.75472563205</text:p>
              </table:table-cell>
              <table:table-cell office:value-type="float" office:value="51.9886325959576">
                <text:p>51.9886325959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804107">
                <text:p>96.784648180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34585">
                <text:p>111.820139534585</text:p>
              </table:table-cell>
              <table:table-cell office:value-type="float" office:value="9.20553392554819">
                <text:p>9.205533925548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85859">
                <text:p>82.536428008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68">
                <text:p>123.6611080168</text:p>
              </table:table-cell>
              <table:table-cell office:value-type="float" office:value="18.4272894518208">
                <text:p>18.4272894518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302898">
                <text:p>133.612490302898</text:p>
              </table:table-cell>
              <table:table-cell office:value-type="float" office:value="26.177433768877">
                <text:p>26.177433768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837">
                <text:p>117.41219191837</text:p>
              </table:table-cell>
              <table:table-cell office:value-type="float" office:value="13.5606287010158">
                <text:p>13.560628701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82825">
                <text:p>182.063710882825</text:p>
              </table:table-cell>
              <table:table-cell office:value-type="float" office:value="63.9112822972898">
                <text:p>63.9112822972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81944">
                <text:p>156.482702681944</text:p>
              </table:table-cell>
              <table:table-cell office:value-type="float" office:value="43.988773078687">
                <text:p>43.988773078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5986249">
                <text:p>116.167705986249</text:p>
              </table:table-cell>
              <table:table-cell office:value-type="float" office:value="12.591422082559">
                <text:p>12.5914220825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77713">
                <text:p>199.461150377713</text:p>
              </table:table-cell>
              <table:table-cell office:value-type="float" office:value="77.4604217993454">
                <text:p>77.4604217993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9004704">
                <text:p>63.6777219004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9364">
                <text:p>209.224466319364</text:p>
              </table:table-cell>
              <table:table-cell office:value-type="float" office:value="85.0640999000773">
                <text:p>85.06409990007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100148">
                <text:p>107.037676100148</text:p>
              </table:table-cell>
              <table:table-cell office:value-type="float" office:value="5.48094765779806">
                <text:p>5.48094765779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4359">
                <text:p>223.148348634359</text:p>
              </table:table-cell>
              <table:table-cell office:value-type="float" office:value="95.9080303503892">
                <text:p>95.90803035038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57729">
                <text:p>236.600683257729</text:p>
              </table:table-cell>
              <table:table-cell office:value-type="float" office:value="106.384719089209">
                <text:p>106.3847190892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913">
                <text:p>83.366253701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52248">
                <text:p>105.641453452248</text:p>
              </table:table-cell>
              <table:table-cell office:value-type="float" office:value="4.39356836627175">
                <text:p>4.39356836627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10273">
                <text:p>72.69843713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7637">
                <text:p>123.683209877637</text:p>
              </table:table-cell>
              <table:table-cell office:value-type="float" office:value="18.4445023983483">
                <text:p>18.44450239834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32318">
                <text:p>92.348755453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67945">
                <text:p>91.829404106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40567">
                <text:p>206.753925940567</text:p>
              </table:table-cell>
              <table:table-cell office:value-type="float" office:value="83.1400411184603">
                <text:p>83.14004111846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04347">
                <text:p>103.481664604347</text:p>
              </table:table-cell>
              <table:table-cell office:value-type="float" office:value="2.71152312025728">
                <text:p>2.71152312025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62642">
                <text:p>124.049190962642</text:p>
              </table:table-cell>
              <table:table-cell office:value-type="float" office:value="18.7295287539392">
                <text:p>18.7295287539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57065">
                <text:p>63.635727805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455">
                <text:p>106.892365723455</text:p>
              </table:table-cell>
              <table:table-cell office:value-type="float" office:value="5.36777982264134">
                <text:p>5.36777982264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57692">
                <text:p>192.733893457692</text:p>
              </table:table-cell>
              <table:table-cell office:value-type="float" office:value="72.2212288421105">
                <text:p>72.2212288421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2527">
                <text:p>77.100635444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02903">
                <text:p>41.306735690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44343">
                <text:p>145.254745344343</text:p>
              </table:table-cell>
              <table:table-cell office:value-type="float" office:value="35.2444311118714">
                <text:p>35.2444311118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66978">
                <text:p>188.067404166978</text:p>
              </table:table-cell>
              <table:table-cell office:value-type="float" office:value="68.5869633283084">
                <text:p>68.5869633283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877046">
                <text:p>90.621263687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5238">
                <text:p>328.233160125238</text:p>
              </table:table-cell>
              <table:table-cell office:value-type="float" office:value="177.748163828396">
                <text:p>177.7481638283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22989">
                <text:p>125.367906922989</text:p>
              </table:table-cell>
              <table:table-cell office:value-type="float" office:value="19.7565457765061">
                <text:p>19.7565457765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277">
                <text:p>112.76207571277</text:p>
              </table:table-cell>
              <table:table-cell office:value-type="float" office:value="9.93911455872172">
                <text:p>9.93911455872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59224">
                <text:p>259.783692359224</text:p>
              </table:table-cell>
              <table:table-cell office:value-type="float" office:value="124.439664731404">
                <text:p>124.439664731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95708">
                <text:p>162.875361295708</text:p>
              </table:table-cell>
              <table:table-cell office:value-type="float" office:value="48.9673806129947">
                <text:p>48.9673806129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66012">
                <text:p>172.981004366012</text:p>
              </table:table-cell>
              <table:table-cell office:value-type="float" office:value="56.8376633495878">
                <text:p>56.83766334958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084">
                <text:p>83.6052008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76067">
                <text:p>165.612303876067</text:p>
              </table:table-cell>
              <table:table-cell office:value-type="float" office:value="51.0989136377999">
                <text:p>51.0989136377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7529">
                <text:p>198.624982327529</text:p>
              </table:table-cell>
              <table:table-cell office:value-type="float" office:value="76.8092134670833">
                <text:p>76.80921346708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39147">
                <text:p>142.212494839147</text:p>
              </table:table-cell>
              <table:table-cell office:value-type="float" office:value="32.8751240361252">
                <text:p>32.8751240361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52819">
                <text:p>125.354467252819</text:p>
              </table:table-cell>
              <table:table-cell office:value-type="float" office:value="19.7460789508539">
                <text:p>19.74607895085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2273">
                <text:p>123.362613772273</text:p>
              </table:table-cell>
              <table:table-cell office:value-type="float" office:value="18.1948219004407">
                <text:p>18.1948219004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802476">
                <text:p>292.360629802476</text:p>
              </table:table-cell>
              <table:table-cell office:value-type="float" office:value="149.810609122277">
                <text:p>149.810609122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321635">
                <text:p>86.194951932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94183">
                <text:p>92.2027261694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7153">
                <text:p>173.888791977153</text:p>
              </table:table-cell>
              <table:table-cell office:value-type="float" office:value="57.5446490520066">
                <text:p>57.54464905200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47">
                <text:p>175.85210273847</text:p>
              </table:table-cell>
              <table:table-cell office:value-type="float" office:value="59.0736770103333">
                <text:p>59.073677010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4607">
                <text:p>111.94475414607</text:p>
              </table:table-cell>
              <table:table-cell office:value-type="float" office:value="9.30258388255451">
                <text:p>9.302583882554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378">
                <text:p>130.006080655378</text:p>
              </table:table-cell>
              <table:table-cell office:value-type="float" office:value="23.3687591113123">
                <text:p>23.3687591113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8642">
                <text:p>151.691313058642</text:p>
              </table:table-cell>
              <table:table-cell office:value-type="float" office:value="40.2572350880593">
                <text:p>40.25723508805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3218">
                <text:p>131.844128693218</text:p>
              </table:table-cell>
              <table:table-cell office:value-type="float" office:value="24.8002323625046">
                <text:p>24.80023236250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13998">
                <text:p>76.802899871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61305">
                <text:p>102.152519261305</text:p>
              </table:table-cell>
              <table:table-cell office:value-type="float" office:value="1.67638368628089">
                <text:p>1.676383686280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23059">
                <text:p>111.271857223059</text:p>
              </table:table-cell>
              <table:table-cell office:value-type="float" office:value="8.77853123198766">
                <text:p>8.778531231987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543">
                <text:p>116.627162867543</text:p>
              </table:table-cell>
              <table:table-cell office:value-type="float" office:value="12.9492474614981">
                <text:p>12.94924746149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65718">
                <text:p>69.175158796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21197">
                <text:p>47.784588592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66811">
                <text:p>85.9348193166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00229">
                <text:p>210.895441200229</text:p>
              </table:table-cell>
              <table:table-cell office:value-type="float" office:value="86.365456445787">
                <text:p>86.3654564457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9968">
                <text:p>117.233986269968</text:p>
              </table:table-cell>
              <table:table-cell office:value-type="float" office:value="13.4218420024932">
                <text:p>13.42184200249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24376">
                <text:p>58.145849672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15478">
                <text:p>118.482466815478</text:p>
              </table:table-cell>
              <table:table-cell office:value-type="float" office:value="14.3941596289852">
                <text:p>14.3941596289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57587">
                <text:p>121.733848957587</text:p>
              </table:table-cell>
              <table:table-cell office:value-type="float" office:value="16.9263385873242">
                <text:p>16.92633858732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547198">
                <text:p>95.525804854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71404">
                <text:p>200.333780471404</text:p>
              </table:table-cell>
              <table:table-cell office:value-type="float" office:value="78.1400267996437">
                <text:p>78.14002679964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73002">
                <text:p>219.761258373002</text:p>
              </table:table-cell>
              <table:table-cell office:value-type="float" office:value="93.2701618025111">
                <text:p>93.27016180251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2051">
                <text:p>67.014403382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55931">
                <text:p>213.016359555931</text:p>
              </table:table-cell>
              <table:table-cell office:value-type="float" office:value="88.0172293220382">
                <text:p>88.01722932203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9635">
                <text:p>231.330815669635</text:p>
              </table:table-cell>
              <table:table-cell office:value-type="float" office:value="102.280542084918">
                <text:p>102.2805420849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7394">
                <text:p>66.5269318827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78487">
                <text:p>65.103591977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9077">
                <text:p>188.38940209077</text:p>
              </table:table-cell>
              <table:table-cell office:value-type="float" office:value="68.837735563505">
                <text:p>68.8377355635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52369">
                <text:p>86.605311215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8814">
                <text:p>149.615796508814</text:p>
              </table:table-cell>
              <table:table-cell office:value-type="float" office:value="38.6408211737759">
                <text:p>38.6408211737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6077">
                <text:p>76.6794398196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187638">
                <text:p>72.740278318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24586">
                <text:p>294.435170024586</text:p>
              </table:table-cell>
              <table:table-cell office:value-type="float" office:value="151.42626267177">
                <text:p>151.426262671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81148">
                <text:p>95.171559798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30351">
                <text:p>224.200270930351</text:p>
              </table:table-cell>
              <table:table-cell office:value-type="float" office:value="96.727268258238">
                <text:p>96.7272682582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81869">
                <text:p>232.559534681869</text:p>
              </table:table-cell>
              <table:table-cell office:value-type="float" office:value="103.237469413821">
                <text:p>103.2374694138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42327">
                <text:p>168.014651842327</text:p>
              </table:table-cell>
              <table:table-cell office:value-type="float" office:value="52.969864115133">
                <text:p>52.969864115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954">
                <text:p>112.64571649954</text:p>
              </table:table-cell>
              <table:table-cell office:value-type="float" office:value="9.84849391234056">
                <text:p>9.84849391234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3065">
                <text:p>151.34489793065</text:p>
              </table:table-cell>
              <table:table-cell office:value-type="float" office:value="39.9874467151119">
                <text:p>39.98744671511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213">
                <text:p>131.187887552213</text:p>
              </table:table-cell>
              <table:table-cell office:value-type="float" office:value="24.2891512480067">
                <text:p>24.2891512480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5749">
                <text:p>140.614644545749</text:p>
              </table:table-cell>
              <table:table-cell office:value-type="float" office:value="31.630716976396">
                <text:p>31.630716976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8833">
                <text:p>145.587269888833</text:p>
              </table:table-cell>
              <table:table-cell office:value-type="float" office:value="35.5034014875104">
                <text:p>35.5034014875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7221">
                <text:p>145.327810227221</text:p>
              </table:table-cell>
              <table:table-cell office:value-type="float" office:value="35.301334099872">
                <text:p>35.301334099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28903">
                <text:p>81.99986062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15869">
                <text:p>159.121231515869</text:p>
              </table:table-cell>
              <table:table-cell office:value-type="float" office:value="46.0436614007042">
                <text:p>46.04366140070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44793">
                <text:p>99.51562163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0397">
                <text:p>97.273479075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615073">
                <text:p>90.7043322615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088843">
                <text:p>71.1401012088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28155">
                <text:p>59.5326940528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8282">
                <text:p>162.655275988282</text:p>
              </table:table-cell>
              <table:table-cell office:value-type="float" office:value="48.7959780032287">
                <text:p>48.7959780032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85812">
                <text:p>241.561489985812</text:p>
              </table:table-cell>
              <table:table-cell office:value-type="float" office:value="110.248199253706">
                <text:p>110.2481992537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738">
                <text:p>100.13970105738</text:p>
              </table:table-cell>
              <table:table-cell office:value-type="float" office:value="0.108799292883487">
                <text:p>0.1087992928834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52159">
                <text:p>180.966425452159</text:p>
              </table:table-cell>
              <table:table-cell office:value-type="float" office:value="63.0567155446342">
                <text:p>63.05671554463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4826">
                <text:p>71.765074685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38515">
                <text:p>159.598584838515</text:p>
              </table:table-cell>
              <table:table-cell office:value-type="float" office:value="46.4154245421834">
                <text:p>46.4154245421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47634">
                <text:p>217.863807947634</text:p>
              </table:table-cell>
              <table:table-cell office:value-type="float" office:value="91.7924259253948">
                <text:p>91.7924259253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0155">
                <text:p>101.741050070155</text:p>
              </table:table-cell>
              <table:table-cell office:value-type="float" office:value="1.35593115800307">
                <text:p>1.355931158003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93783">
                <text:p>65.4154475693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824">
                <text:p>304.18881722824</text:p>
              </table:table-cell>
              <table:table-cell office:value-type="float" office:value="159.022410751778">
                <text:p>159.022410751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569">
                <text:p>102.908406122569</text:p>
              </table:table-cell>
              <table:table-cell office:value-type="float" office:value="2.26506896574612">
                <text:p>2.265068965746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6484">
                <text:p>180.353880976484</text:p>
              </table:table-cell>
              <table:table-cell office:value-type="float" office:value="62.5796654273125">
                <text:p>62.5796654273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47881">
                <text:p>97.73925138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03">
                <text:p>94.8709992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24957">
                <text:p>124.973778424957</text:p>
              </table:table-cell>
              <table:table-cell office:value-type="float" office:value="19.4495981936082">
                <text:p>19.4495981936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0735">
                <text:p>70.275516051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2153">
                <text:p>179.54632052153</text:p>
              </table:table-cell>
              <table:table-cell office:value-type="float" office:value="61.9507367126167">
                <text:p>61.9507367126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593602">
                <text:p>114.417558593602</text:p>
              </table:table-cell>
              <table:table-cell office:value-type="float" office:value="11.2284059226751">
                <text:p>11.22840592267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967">
                <text:p>100.642397104967</text:p>
              </table:table-cell>
              <table:table-cell office:value-type="float" office:value="0.50029936839105">
                <text:p>0.50029936839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